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  <style:text-properties style:font-name="Times New Roman" style:font-name-complex="Times New Roman" fo:font-size="12pt" style:font-size-asian="12pt" style:font-size-complex="12pt"/>
    </style:style>
    <style:style style:name="P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/>
    </style:style>
    <style:style style:name="P3" style:parent-style-name="Normal" style:family="paragraph">
      <style:paragraph-properties fo:text-align="start" fo:text-indent="0in"/>
    </style:style>
    <style:style style:name="T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7" style:parent-style-name="CommentText" style:family="paragraph">
      <style:paragraph-properties fo:text-align="start" fo:text-indent="0in"/>
    </style:style>
    <style:style style:name="T18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8" style:parent-style-name="Normal" style:family="paragraph">
      <style:paragraph-properties fo:text-align="start" fo:text-indent="0in"/>
    </style:style>
    <style:style style:name="T3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1" style:parent-style-name="CommentText" style:family="paragraph">
      <style:paragraph-properties fo:text-align="start" fo:text-indent="0in"/>
    </style:style>
    <style:style style:name="T42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6" style:parent-style-name="CommentText" style:family="paragraph">
      <style:paragraph-properties fo:text-align="start" fo:text-indent="0in"/>
    </style:style>
    <style:style style:name="T4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1" style:parent-style-name="CommentText" style:family="paragraph">
      <style:paragraph-properties fo:text-align="start" fo:text-indent="0in"/>
    </style:style>
    <style:style style:name="P52" style:parent-style-name="CommentText" style:family="paragraph">
      <style:paragraph-properties fo:text-align="start" fo:text-indent="0in"/>
    </style:style>
    <style:style style:name="P53" style:parent-style-name="CommentText" style:family="paragraph">
      <style:paragraph-properties fo:text-align="start" fo:text-indent="0in"/>
    </style:style>
    <style:style style:name="P54" style:parent-style-name="CommentText" style:family="paragraph">
      <style:paragraph-properties fo:text-align="start" fo:text-indent="0in"/>
    </style:style>
    <style:style style:name="T5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5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7" style:parent-style-name="CommentText" style:family="paragraph">
      <style:paragraph-properties fo:text-align="start" fo:text-indent="0in"/>
    </style:style>
    <style:style style:name="P58" style:parent-style-name="CommentText" style:family="paragraph">
      <style:paragraph-properties fo:text-align="start" fo:text-indent="0in"/>
    </style:style>
    <style:style style:name="P59" style:parent-style-name="CommentText" style:family="paragraph">
      <style:paragraph-properties fo:text-align="start" fo:text-indent="0in"/>
    </style:style>
    <style:style style:name="P60" style:parent-style-name="CommentText" style:family="paragraph">
      <style:paragraph-properties fo:text-align="start" fo:text-indent="0in"/>
    </style:style>
    <style:style style:name="T61" style:parent-style-name="CommentReference" style:family="text">
      <style:text-properties style:font-name="Times New Roman" style:font-name-complex="Times New Roman" fo:font-size="12pt" style:font-size-asian="12pt" style:font-size-complex="12pt"/>
    </style:style>
    <style:style style:name="T6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6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7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8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0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1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2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3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" style:parent-style-name="DefaultParagraphFon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5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6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7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8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79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0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1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2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3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4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5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6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7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8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89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90" style:parent-style-name="Normal" style:family="paragraph">
      <style:paragraph-properties fo:text-align="start" fo:text-indent="0in"/>
      <style:text-properties style:font-name="Times New Roman" style:font-name-complex="Times New Roman" fo:font-size="12pt" style:font-size-asian="12pt" style:font-size-complex="12pt" fo:language="en" fo:country="US"/>
    </style:style>
    <style:style style:name="P91" style:parent-style-name="Normal" style:family="paragraph">
      <style:paragraph-properties fo:text-align="start" fo:text-indent="0in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e" style:country-asian="DE"/>
    </style:style>
    <style:style style:name="P92" style:parent-style-name="Normal" style:family="paragraph">
      <style:paragraph-properties fo:text-align="start" fo:text-indent="0in"/>
      <style:text-properties fo:language="en" fo:country="US"/>
    </style:style>
    <style:style style:name="P93" style:parent-style-name="Normal" style:family="paragraph">
      <style:paragraph-properties fo:text-align="start" fo:text-indent="0in"/>
    </style:style>
    <style:style style:name="T94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Theoretical background</text:p>
      <text:p text:style-name="P2"/>
      <text:p text:style-name="P3"><text:span text:style-name="T4">As of September 2024, over 760 million confirmed cases of coronavirus disease 2019 (COVID-19) have been documented<text:s/></text:span><text:span text:style-name="T5">by the World Health Organization (WHO)<text:s/></text:span><text:span text:style-name="T6">globally,<text:s/></text:span><text:span text:style-name="T7">leading to</text:span><text:span text:style-name="T8"><text:s/>appro</text:span><text:span text:style-name="T9">x</text:span><text:span text:style-name="T10">imately 6.9 million deaths. The actual numbers are likely to be</text:span><text:span text:style-name="T11"><text:s/>much</text:span><text:span text:style-name="T12"><text:s/>higher due to underreporting.</text:span><text:span text:style-name="T13"><text:s/>COVID-19 is an infectious disease caused by the SARS-CoV-2 virus.<text:s/></text:span><text:span text:style-name="T14">While m</text:span><text:span text:style-name="T15">ost patients fully recover</text:span><text:span text:style-name="T16"><office:annotation office:name="0" xml:id="2060837637"><dc:creator>Janka Hauffe</dc:creator><dc:date>2024-09-22T12:18:00</dc:date><meta:creator-initials>JH</meta:creator-initials><text:p text:style-name="P17">10-20% of people</text:p></office:annotation>, some<text:s/></text:span><text:span text:style-name="T18"><office:annotation-end office:name="0"/></text:span><text:span text:style-name="T19">experience persistent<text:s/></text:span><text:span text:style-name="T20">sym</text:span><text:span text:style-name="T21">p</text:span><text:span text:style-name="T22">toms</text:span><text:span text:style-name="T23"><text:s/>such as</text:span><text:span text:style-name="T24"><text:s/></text:span><text:span text:style-name="T25">fatigue, shortness of breath, cognitive dysfunction, and other</text:span><text:span text:style-name="T26"><text:s/>symptoms that</text:span><text:span text:style-name="T27"><text:s/>generally have an impact on everyday functioning.<text:s/></text:span><text:span text:style-name="T28">These remaining effects, referred to as Post COVID-19<text:s/></text:span><text:span text:style-name="T29">Condition or syndrome (PCS)</text:span><text:span text:style-name="T30"><text:s/>or more commonly as long COVID, usually occur three months after the initial infection with the SARS-CoV-2 virus and last for at least two month</text:span><text:span text:style-name="T31">s</text:span><text:span text:style-name="T32"><text:s/>with no other explanation.</text:span><text:span text:style-name="T33"><text:s/>Approximately 10-20% of people inf</text:span><text:span text:style-name="T34">e</text:span><text:span text:style-name="T35">cted with SARS-CoV-2 meet the criteria for<text:s/></text:span><text:span text:style-name="T36">PCS</text:span><text:span text:style-name="T37"><text:s/>(WHO).<text:s/></text:span></text:p>
      <text:p text:style-name="P38"><text:span text:style-name="T39">Cognitive impairment is one of the most frequent symptoms of PCS (Davids et al., 2021; WHO) and is therefore of high interest.<text:s/></text:span><text:span text:style-name="T40"><office:annotation office:name="1" xml:id="1008062357"><dc:creator>Janka Hauffe</dc:creator><dc:date>2024-09-22T13:19:00</dc:date><meta:creator-initials>JH</meta:creator-initials><text:p text:style-name="P41">Over a fifth</text:p></office:annotation>Around 22%<text:s/></text:span><text:span text:style-name="T42"><office:annotation-end office:name="1"/></text:span><text:span text:style-name="T43">of individuals diagnosed<text:s/></text:span><text:span text:style-name="T44">with PCS<text:s/></text:span><text:span text:style-name="T45"><office:annotation office:name="2" xml:id="279541884"><dc:creator>Janka Hauffe</dc:creator><dc:date>2024-09-23T09:11:00</dc:date><meta:creator-initials>JH</meta:creator-initials><text:p text:style-name="P46">Is that objective or subjective?</text:p></office:annotation>experience<text:s/></text:span><text:span text:style-name="CommentReference"><office:annotation-end office:name="2"/></text:span><text:span text:style-name="T47">COVID-related cognitive impairment, according to<text:s/></text:span><text:span text:style-name="T48">a meta-analysis</text:span><text:span text:style-name="T49"><text:s/></text:span><text:span text:style-name="T50"><office:annotation office:name="3" xml:id="626547989"><dc:creator>Janka Hauffe</dc:creator><dc:date>2024-09-23T09:22:00</dc:date><meta:creator-initials>JH</meta:creator-initials><text:p text:style-name="P51">Studies which objectively assessed cognitive impairment re-</text:p><text:p text:style-name="P52">ported significantly greater proportions of individuals with cognitive</text:p><text:p text:style-name="P53">impairment as compared to those employing subjective modes of</text:p><text:p text:style-name="P54">ascertainment (0.36 objectively assessed vs 0.18 subjectively assessed;</text:p></office:annotation>by</text:span><text:span text:style-name="CommentReference"><office:annotation-end office:name="3"/></text:span><text:span text:style-name="T55"><text:s/></text:span><text:span text:style-name="T56"><office:annotation office:name="4" xml:id="506634810"><dc:creator>Janka Hauffe</dc:creator><dc:date>2024-09-22T13:23:00</dc:date><meta:creator-initials>JH</meta:creator-initials><text:p text:style-name="P57">In this systematic review and meta-analysis of 81 studies, we</text:p><text:p text:style-name="P58">established that approximatelt a third of the included individuals</text:p><text:p text:style-name="P59">experienced persistent fatigue and over a fifth of individuals exhibited</text:p><text:p text:style-name="P60">cognitive impairment 12 or more weeks following COVID-19 diagnosis</text:p></office:annotation>Ceban et al. (2022</text:span><text:span text:style-name="T61"><office:annotation-end office:name="4"/></text:span><text:span text:style-name="T62">).<text:s/></text:span><text:span text:style-name="T63">This<text:s/></text:span><text:span text:style-name="T64">finding</text:span><text:span text:style-name="T65"><text:s/>is based on data from 43 studies, 31 of which used subjective assessments and 12 that employed objective measures. Notably, studies using objective assessments of<text:s/></text:span><text:span text:style-name="T66">cognitive function</text:span><text:span text:style-name="T67"><text:s/>reported significantly greater proportions of individuals with impairment (36%) compared to those relying on subjective modes of ascertainment, which identified 18%<text:s/></text:span><text:span text:style-name="T68">(</text:span><text:span text:style-name="T69">of individuals as cognitive</text:span><text:span text:style-name="T70">ly</text:span><text:span text:style-name="T71"><text:s/>impaired</text:span><text:span text:style-name="T72">)</text:span><text:span text:style-name="T73">.</text:span><text:span text:style-name="T74"><text:s/></text:span></text:p>
      <text:p text:style-name="P75">This shows, that subjective<text:s/>and objective<text:s/>measures of<text:s/>cognitive<text:s/>function/impairment<text:s/>represent two distinct approaches to assessing cognition. Subjective<text:s/>assessments<text:s/>rely on self-reported experiences and perceptions, while objective assessments use<text:s/>standardized tests and tasks to evaluate cognitive performance.<text:s/>Several studies have illustrated these discrepancies further.<text:s/>In fact, most studies have reported higher rates of cognitive impairment through subjective cognitive complaints than through objective test results (Schild et al., 2023).<text:s/>For<text:s/>instance, in a study by Schild et al. (2022) among<text:s/>52 patients<text:s/>who self-reported cognitive impairment<text:s/>after SARS-CoV-2 infection,<text:s/>objective cognitive screening tests confirmed impairment in only 25%, while extensive neurological assessment indicated impairments in almost<text:s/>60% of these patients. Moreover, Schild et al. (2023) reported that 88% of patients reported persistent self-reported cognitive impairment, with approximately a 40% discrepancy between the subjective reports and objective tests results at both follow-up visits,<text:s/><text:soft-page-break/>underscoring<text:s/>the discrepancies between patients’ self-reports and objective neuropsychological test results.<text:s/></text:p>
      <text:p text:style-name="P76"/>
      <text:p text:style-name="P77">Subjective cognitive impairment is often cofounded by emotional state such as stress, anxiety and depression (16,22,23). Meta-analysis observed consistent associations between subjective cognitive function and affective symptoms (24).<text:s/></text:p>
      <text:p text:style-name="P78"/>
      <text:p text:style-name="P79">Results found in a correlation analysis: Psychological symptoms (anxiety, depressive symptoms, fatigue, and sleep disturbance) where associated with subjective cognitive impairment, but not with objective cognitive impairment<text:s/>(Henneghan, Lewis, Gill &amp; kesler, 2022).</text:p>
      <text:p text:style-name="P80"/>
      <text:p text:style-name="P81">Taken together, understanding the relationship between subjective and objective cognitive impairment and the driving factors underlying these is crucial for the development of tailored rehabilitation <text:s/>programs aimed at improving cognitive function and facilitating recovery in Post-COVID patients.<text:s/></text:p>
      <text:p text:style-name="P82"/>
      <text:p text:style-name="P83">Hypothesised that subjective cognitive dysfunction would be associated with increased fatigue and stress whereas objective cognitive function would be most dominantly linked to clinical features of COVID-19.<text:s/></text:p>
      <text:p text:style-name="P84"/>
      <text:p text:style-name="P85">Definition of cognitive impairment</text:p>
      <text:p text:style-name="P86"/>
      <text:p text:style-name="P87"/>
      <text:p text:style-name="P88">Bland et al., 2024</text:p>
      <text:p text:style-name="P89"/>
      <text:p text:style-name="P90"/>
      <text:p text:style-name="P91">How do individuals with different cognitive performance levels differ in their self-reported limitations after SARS-CoV-2 infection, their well-being, and their resting state neural activity?</text:p>
      <text:p text:style-name="P92"/>
      <text:p text:style-name="P93"><text:span text:style-name="T94">04317091525 – job cent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9-22T08:07:00Z</meta:creation-date>
    <dc:date>2024-09-23T15:13:00Z</dc:date>
    <meta:template xlink:href="Normal.dotm" xlink:type="simple"/>
    <meta:editing-cycles>19</meta:editing-cycles>
    <meta:editing-duration>PT0S</meta:editing-duration>
    <meta:document-statistic meta:page-count="2" meta:paragraph-count="8" meta:word-count="559" meta:character-count="4079" meta:row-count="29" meta:non-whitespace-character-count="3528"/>
  </office:meta>
</office:document-meta>
</file>